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Standard" style:list-style-name="WWNum1">
      <style:paragraph-properties fo:margin-left="1.5in" fo:margin-right="0in" fo:text-indent="-0.25in" style:auto-text-indent="false"/>
    </style:style>
    <style:style style:name="P7"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0f1111" fo:font-size="10.5pt" fo:font-style="italic" style:font-size-asian="10.5pt" style:font-style-asian="italic" style:font-size-complex="10.5pt" fo:background-color="#ffffff"/>
    </style:style>
    <style:style style:name="T4" style:family="text">
      <style:text-properties fo:color="#1155cc" style:text-underline-style="solid" style:text-underline-width="auto" style:text-underline-color="font-color"/>
    </style:style>
    <style:style style:name="T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estion 1: Hello,</text:p>
      <text:p text:style-name="Standard"/>
      <text:p text:style-name="Standard">I'm new to search engines, and there are a lot of concepts I'm not educated on. To make my onboarding smoother, it'd help if you could provide me with some definitions of the following concepts:</text:p>
      <text:p text:style-name="Standard"/>
      <text:p text:style-name="Standard">Records</text:p>
      <text:p text:style-name="Standard">Indexing</text:p>
      <text:p text:style-name="Standard"/>
      <text:p text:style-name="Standard">I'm also struggling with understanding what types of metrics would be useful to include in the "Custom Ranking."</text:p>
      <text:p text:style-name="Standard"/>
      <text:p text:style-name="Standard">Cheers, George</text:p>
      <text:p text:style-name="Standard"/>
      <text:p text:style-name="Standard"><text:span text:style-name="T1">Response: </text:span></text:p>
      <text:p text:style-name="Standard"/>
      <text:p text:style-name="Standard">Hi George, </text:p>
      <text:p text:style-name="Standard"/>
      <text:p text:style-name="Standard">Thanks for getting in touch, I’d gladly provide some more insights around these concepts in order to make your onboarding as effective as possible. For each concept I will provide a definition, an example <text:s/>as well as what it means in terms of Algolia.</text:p>
      <text:p text:style-name="Standard"/>
      <text:p text:style-name="Standard"><text:span text:style-name="T1">Records:</text:span></text:p>
      <text:p text:style-name="Standard">A record is a single unit or piece of data in the data source that feeds your search engine, similar to a row in a database or an excel spreadsheet. Each record can hold several fields with values that describe the item which you are searching for. <text:line-break/><text:line-break/>For example Imagine you are at your local library. This library has a catalog that stores information (or data) about each book in this library. For each book in the catalog there is an info card, this info card represents a record. The info card would then contain several different pieces of information about the specific book, such as Title, Author, Genre, Year, Description. Below is an example of what a record for a book in your library might look like: <text:line-break/></text:p>
      <text:p text:style-name="P1"><text:span text:style-name="T1">Title:</text:span> <text:span text:style-name="T2">The Adventures of Sherlock Holmes</text:span></text:p>
      <text:p text:style-name="P1"><text:span text:style-name="T1">Author:</text:span> <text:span text:style-name="T2">Sir Aruthor Conan Doyle</text:span></text:p>
      <text:p text:style-name="P2"><text:span text:style-name="T1">Genre:</text:span> <text:span text:style-name="T2">Fiction</text:span></text:p>
      <text:p text:style-name="P2"><text:span text:style-name="T1">Year: </text:span><text:span text:style-name="T2">1892</text:span></text:p>
      <text:p text:style-name="P2"><text:span text:style-name="T1">Description</text:span>: <text:span text:style-name="T3">Set against the foggy backdrop of London and the English countryside, each story in this quintessential collection unravels an exciting new mystery, from mistaken identity and portentous omens to counterfeit currency and jewellery theft. They follow the famous detective and his partner Watson on the trail of some of their most enjoyable cases.</text:span></text:p>
      <text:p text:style-name="P3"><text:span text:style-name="T2"><text:s/></text:span></text:p>
      <text:p text:style-name="P3"><text:soft-page-break/>When you add data from your data source to Algolia, you create records that can be searched for specifically based on the value of the fields in each record. Using the book as an example you may just search for the <text:span text:style-name="T1">Title</text:span> of the book i.e <text:span text:style-name="T2">The Adventures of Sherlock Holmes</text:span>, or its <text:span text:style-name="T1">Year </text:span>i.e <text:span text:style-name="T2">1892</text:span><text:span text:style-name="T1"> </text:span></text:p>
      <text:p text:style-name="Standard"/>
      <text:p text:style-name="Standard"><text:span text:style-name="T1">Indexing:<text:line-break/></text:span>Indexing is the process of taking data (records) and organizing them in such a way that it is efficient to search through. The index is the underlying structure that enables the quick retrieval of data (records) based on a search query. <text:line-break/><text:line-break/>For example, back in your local library all books in the catalog should be easy to find based on some predefined structure (index) for example, it might be easiest to find books based on an alphabetic order - the beginning of the catalog will show books where the Author’s last name begins with the letter ‘A’ and the back of the catalog will show books where the Author’s last name begins will the letter ‘Z’. <text:s/><text:line-break/></text:p>
      <text:p text:style-name="Standard">When you send your data (records) to Algolia, they are indexed, Algolia uses this Index to quickly find and retrieve relevant data (records) against a search query that is made. The indexing process includes analysing the data (records) and creating an internal representation that is optimized for search performance. <text:line-break/><text:line-break/><text:span text:style-name="T1">Custom Ranking Metrics: <text:line-break/></text:span>Custom ranking refers to the ranking criteria that you and your organization deem most useful in order to drive search results to be presented to your end user. These criteria are based on fields within your data (records). In terms of useful metrics to consider, this really depends on what you are trying to achieve. <text:line-break/><text:line-break/>For example if you are using Algolia to help users search through community driven responses to a post or a question (similar to the website stack overflow or reddit) you may wish to add the metric <text:span text:style-name="T2">number of likes </text:span><text:s/>or <text:span text:style-name="T2">number of upvotes</text:span> to elevate responses that the community found most helpful. <text:line-break/><text:line-break/>Another example could be that you wish to prioritize search results for products on your eCommerce platform based on the stock/inventory levels or if the particular product is currently part of a promotion or sale. In these cases you may wish to add a custom metric that boosts these products to the top of your search result to help drive the sale of those items. <text:line-break/><text:line-break/>In Algolia you can define custom rankings by setting the ranking criteria in the index settings.</text:p>
      <text:p text:style-name="Standard"/>
      <text:p text:style-name="Standard">Here is also a link to the Algolia Academy and online video resource to help you get started with Data and Indexing <text:a xlink:type="simple" xlink:href="https://academy.algolia.com/collections/ed96a4d0-7480-11ec-a4d9-06c0361096e5" text:style-name="ListLabel_20_10" text:visited-style-name="ListLabel_20_10"><text:span text:style-name="T4">https://academy.algolia.com/collections/ed96a4d0-7480-11ec-a4d9-06c0361096e5</text:span></text:a>. If you have any other questions or would like to review a specific use case for custom rankings please let us know, we’d be happy to have a follow up call. </text:p>
      <text:p text:style-name="Standard"><text:line-break/>Warm Regards, </text:p>
      <text:p text:style-name="Standard"><text:line-break/>Daniel Wolks</text:p>
      <text:p text:style-name="Standard"/>
      <text:p text:style-name="Standard"/>
      <text:p text:style-name="Standard">—----------------------------------------------------------------------------------------------</text:p>
      <text:p text:style-name="Standard"/>
      <text:p text:style-name="Standard">Question 2: Hello,</text:p>
      <text:p text:style-name="Standard"/>
      <text:p text:style-name="Standard">Sorry to give you the kind of feedback that I know you do not want to hear, but I really hate the new dashboard design. Clearing and deleting indexes are now several clicks away. I am needing to use these features while iterating, so this is inconvenient.</text:p>
      <text:p text:style-name="Standard"/>
      <text:p text:style-name="Standard">Regards, Matt</text:p>
      <text:p text:style-name="Standard"/>
      <text:p text:style-name="Standard"/>
      <text:p text:style-name="Standard"><text:span text:style-name="T1">Response:</text:span><text:line-break/><text:line-break/>Hi Matt, </text:p>
      <text:p text:style-name="Standard"/>
      <text:p text:style-name="Standard">Thanks for reaching out, we appreciate all forms of feedback and are always looking to make improvements to the product both from a usability and feature set perspective.</text:p>
      <text:p text:style-name="Standard"/>
      <text:p text:style-name="Standard">I would like to suggest that we have a quick call to understand how you currently approach deleting and clearing indexes, and whether we are able to find a better suited approach to either automate this, or avoid it altogether to achieve your desired goal. </text:p>
      <text:p text:style-name="Standard"/>
      <text:p text:style-name="Standard">Let me know your availability and I will get something booked in. </text:p>
      <text:p text:style-name="Standard"><text:soft-page-break/></text:p>
      <text:p text:style-name="Standard">Warm Regards, </text:p>
      <text:p text:style-name="Standard"><text:line-break/>Daniel. </text:p>
      <text:p text:style-name="Standard"/>
      <text:p text:style-name="Standard">—---------------------------------------------------------------------------------------------------------</text:p>
      <text:p text:style-name="Standard"/>
      <text:p text:style-name="Standard"/>
      <text:p text:style-name="Standard">Question 3: Hi,</text:p>
      <text:p text:style-name="Standard"/>
      <text:p text:style-name="Standard">I'm looking to integrate Algolia in my website. Will this be a lot of development work for me? What's the high level process look like?</text:p>
      <text:p text:style-name="Standard"/>
      <text:p text:style-name="Standard">Regards, Leo</text:p>
      <text:p text:style-name="Standard"/>
      <text:p text:style-name="Standard"><text:span text:style-name="T1">Response</text:span><text:line-break/><text:line-break/>Hi Leo, </text:p>
      <text:p text:style-name="Standard"/>
      <text:p text:style-name="Standard">Great to hear you are looking to implement best in class search capabilities into your website. It would be great to understand the search experience that you’re looking to achieve so that we can ensure you get the most out of Algolia. To answer your question, time to value is a key aspect when working with Algolia and implementing a simple search functionality with indexed records and custom rankings is only a few steps away.<text:line-break/></text:p>
      <text:list xml:id="list2388791948" text:style-name="WWNum1">
        <text:list-item>
          <text:p text:style-name="P4">Set up your Algolia Account</text:p>
          <text:list>
            <text:list-item>
              <text:p text:style-name="P5">Sign up using the website</text:p>
            </text:list-item>
            <text:list-item>
              <text:p text:style-name="P5">Create an Index - set up an index in which your data will be stored (an index is similar to a database table.</text:p>
            </text:list-item>
          </text:list>
        </text:list-item>
        <text:list-item>
          <text:p text:style-name="P4">Prepare your Data</text:p>
          <text:list>
            <text:list-item>
              <text:p text:style-name="P5">Format your Data - Ensure your data is ins a structured format such as CSV, XML or JSON. Each record should have the fields you want to display in your search. </text:p>
            </text:list-item>
            <text:list-item>
              <text:p text:style-name="P5">Upload your Data to the index - You can do this via the Algolia Dashboard, API or one of the client libraries</text:p>
            </text:list-item>
          </text:list>
        </text:list-item>
        <text:list-item>
          <text:p text:style-name="P4">Integrate Algolia Search on your Website</text:p>
          <text:list>
            <text:list-item>
              <text:p text:style-name="P5">Choose your Frontend Library - Algolia offers several libraries and tools to make integration much easier: For example: </text:p>
              <text:list>
                <text:list-item>
                  <text:p text:style-name="P6">InstantSearch: For quick integration with various frameworks (React, Vue, ect) </text:p>
                </text:list-item>
                <text:list-item>
                  <text:p text:style-name="P6">Autocomplete: For building search-as-you-type experiences</text:p>
                </text:list-item>
              </text:list>
            </text:list-item>
          </text:list>
        </text:list-item>
        <text:list-item>
          <text:p text:style-name="P4"><text:soft-page-break/>Implement the Search Interface</text:p>
          <text:list>
            <text:list-item>
              <text:p text:style-name="P5">Search Box</text:p>
            </text:list-item>
            <text:list-item>
              <text:p text:style-name="P5">Search Result Display</text:p>
            </text:list-item>
            <text:list-item>
              <text:p text:style-name="P5">Facets and Filters - This is optional to filter down your search result based on certain criteria - e.g price, range and categories</text:p>
            </text:list-item>
          </text:list>
        </text:list-item>
        <text:list-item>
          <text:p text:style-name="P4">Configure Search Settings</text:p>
          <text:list>
            <text:list-item>
              <text:p text:style-name="P5">Ranking and Relevance - set up custom ranking and relevance criteria to ensure the most relevant results appear first</text:p>
            </text:list-item>
            <text:list-item>
              <text:p text:style-name="P5">Search Attributes - Define which fields in your records should be searchable</text:p>
            </text:list-item>
            <text:list-item>
              <text:p text:style-name="P5">Faceting - Set Up facets to allow users to filter results (e.g by category or price)</text:p>
            </text:list-item>
          </text:list>
        </text:list-item>
        <text:list-item>
          <text:p text:style-name="P4">Testing and Optimization </text:p>
          <text:list>
            <text:list-item>
              <text:p text:style-name="P5">Testing Search Functionality - Ensure the search works as expected on your website, providing relevant results quickly</text:p>
            </text:list-item>
            <text:list-item>
              <text:p text:style-name="P5">Optimize Performance - Use the Algolia’s analytics to monitor search performance and adjust settings as needed to improve user experience</text:p>
            </text:list-item>
          </text:list>
        </text:list-item>
      </text:list>
      <text:p text:style-name="Standard"/>
      <text:p text:style-name="Standard">If you need any help during the implementation we can provide support through our professional services or introduce you to one of our partners.Please reach out if you have any further questions regarding the steps above or implementation process as a whole.</text:p>
      <text:p text:style-name="Standard"/>
      <text:p text:style-name="Standard">Warm Regards, </text:p>
      <text:p text:style-name="Standard"><text:line-break/>Daniel Wolks</text:p>
      <text:p text:style-name="Standard"><text:s text:c="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4" meta:word-count="1346" meta:character-count="8042" meta:non-whitespace-character-count="6733"/>
    <meta:generator>LibreOfficeDev/6.0.5.2$Linux_X86_64 LibreOffice_project/</meta:generator>
  </office:meta>
</office:document-meta>
</file>